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odyFlowHelper.WoodyFlow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oodyFlowHelper.getFormContext( FOM_Cocoon cocoo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